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wordAuthenticator.main( String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sswordAuthenticator.obfuscatePassword( String password , String algorith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sswordAuthenticator.obfuscate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Authenticator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sswordAuthenticator.authenticate( Object credential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sswordAuthenticator.isPasswordCorrect( String password , String storedPasswor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sswordAuthenticator.PasswordAuthenticator( File password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Authenticator.getAlgorithm( String obfuscated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sswordAuthenticator.readPasswords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sswordAuthenticator.PasswordAuthenticator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Authenticator.printPassword( String algorithm ,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